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9-14_06-31-06_000.jpg</text:p>
          </table:table-cell>
          <table:table-cell office:value-type="string">
            <text:p>:bookmemo / ページメモ / 『新・ふくらはぎ習慣』 小池弘人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9-14_06-30-58_000.jpg</text:p>
          </table:table-cell>
          <table:table-cell office:value-type="string">
            <text:p>:bookmemo / ページメモ / 『新・ふくらはぎ習慣』 小池弘人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9-14_06-30-56_000.jpg</text:p>
          </table:table-cell>
          <table:table-cell office:value-type="string">
            <text:p>:bookmemo / ページメモ / 『新・ふくらはぎ習慣』 小池弘人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9-14_06-30-52_000.jpg</text:p>
          </table:table-cell>
          <table:table-cell office:value-type="string">
            <text:p>:bookmemo / ページメモ / 『新・ふくらはぎ習慣』 小池弘人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9-14_06-30-50_000.jpg</text:p>
          </table:table-cell>
          <table:table-cell office:value-type="string">
            <text:p>:bookmemo / ページメモ / 『新・ふくらはぎ習慣』 小池弘人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9-14_06-30-44_000.jpg</text:p>
          </table:table-cell>
          <table:table-cell office:value-type="string">
            <text:p>:bookmemo / ページメモ / 『新・ふくらはぎ習慣』 小池弘人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9-14_06-30-40_000.jpg</text:p>
          </table:table-cell>
          <table:table-cell office:value-type="string">
            <text:p>:bookmemo / ページメモ / 『新・ふくらはぎ習慣』 小池弘人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9-14_06-30-38_000.jpg</text:p>
          </table:table-cell>
          <table:table-cell office:value-type="string">
            <text:p>:bookmemo / ページメモ / 『新・ふくらはぎ習慣』 小池弘人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7-09-14_06-30-27_000.jpg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7-09-14_00-18-33_004.jpg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7-09-14_00-18-33_003.jpg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7-09-14_00-18-33_002.jpg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7-09-14_00-18-33_001.jpg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7-09-14_00-18-33_000.jpg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9-13_20-08-24_000.jpg</text:p>
          </table:table-cell>
          <table:table-cell office:value-type="string">
            <text:p>:m 食べた物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7-09-13_11-04-59_000.jpg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9-13_07-28-17_000.jpg</text:p>
          </table:table-cell>
          <table:table-cell office:value-type="string">
            <text:p>:m 食べた物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2017/09/14</text:date>, <text:time>06:38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06:38:33.87</dc:date>
    <dc:creator>iwabuchi ken</dc:creator>
    <meta:generator>OpenOffice/4.1.3$Win32 OpenOffice.org_project/413m1$Build-9783</meta:generator>
    <meta:editing-duration>PT1M36S</meta:editing-duration>
    <meta:editing-cycles>2</meta:editing-cycles>
    <meta:document-statistic meta:table-count="1" meta:cell-count="47" meta:object-count="0"/>
  </office:meta>
</office:document-meta>
</file>